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bold" officeooo:rsid="0001577d" officeooo:paragraph-rsid="0001577d" style:font-weight-asian="bold" style:font-weight-complex="bold"/>
    </style:style>
    <style:style style:name="P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3001a"/>
    </style:style>
    <style:style style:name="P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03001a"/>
    </style:style>
    <style:style style:name="P4" style:family="paragraph" style:parent-style-name="Standard" style:master-page-name="">
      <loext:graphic-properties draw:fill="none"/>
      <style:paragraph-properties fo:margin-left="-0.4366in" fo:margin-right="-0.3118in" fo:text-align="center" style:justify-single-word="false" fo:text-indent="0in" style:auto-text-indent="false" style:page-number="auto" fo:background-color="transparent"/>
      <style:text-properties fo:font-weight="bold" officeooo:rsid="0000a00c" officeooo:paragraph-rsid="0000a00c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weight="bold" officeooo:rsid="0000a00c" officeooo:paragraph-rsid="0000a00c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weight="bold" officeooo:rsid="0001577d" officeooo:paragraph-rsid="0001577d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weight="bold" officeooo:rsid="0001577d" officeooo:paragraph-rsid="0003001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weight="bold" officeooo:rsid="0001f96f" officeooo:paragraph-rsid="0001f96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weight="normal" officeooo:rsid="0000a00c" officeooo:paragraph-rsid="0000a00c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-0.4366in" fo:margin-right="-0.3118in" fo:text-align="center" style:justify-single-word="false" fo:text-indent="0in" style:auto-text-indent="false" fo:background-color="transparent"/>
      <style:text-properties fo:font-weight="normal" officeooo:rsid="0000a00c" officeooo:paragraph-rsid="0000a00c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-0.4366in" fo:margin-right="-0.3118in" fo:text-align="start" style:justify-single-word="false" fo:text-indent="0in" style:auto-text-indent="false" fo:background-color="transparent"/>
      <style:text-properties fo:font-style="italic" fo:font-weight="bold" officeooo:rsid="0000a00c" officeooo:paragraph-rsid="0000a00c" style:font-style-asian="italic" style:font-weight-asian="bold" style:font-style-complex="italic" style:font-weight-complex="bold"/>
    </style:style>
    <style:style style:name="P12" style:family="paragraph" style:parent-style-name="Standard" style:master-page-name="">
      <loext:graphic-properties draw:fill="none"/>
      <style:paragraph-properties fo:margin-left="-0.4366in" fo:margin-right="-0.3118in" fo:text-align="start" style:justify-single-word="false" fo:text-indent="0in" style:auto-text-indent="false" style:page-number="auto" fo:background-color="transparent"/>
      <style:text-properties fo:font-weight="normal" officeooo:rsid="0000a00c" officeooo:paragraph-rsid="0000a00c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-0.3118in" fo:text-align="start" style:justify-single-word="false" fo:text-indent="0in" style:auto-text-indent="false" fo:background-color="transparent"/>
      <style:text-properties fo:font-weight="bold" officeooo:rsid="0001577d" officeooo:paragraph-rsid="0001577d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-0.3118in" fo:text-align="start" style:justify-single-word="false" fo:text-indent="0in" style:auto-text-indent="false" fo:background-color="transparent"/>
      <style:text-properties fo:font-weight="bold" officeooo:rsid="0001f96f" officeooo:paragraph-rsid="0001f96f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1577d"/>
    </style:style>
    <style:style style:name="T3" style:family="text">
      <style:text-properties fo:language="pl" fo:country="PL" fo:font-weight="normal" style:font-weight-asian="normal" style:font-weight-complex="normal"/>
    </style:style>
    <style:style style:name="T4" style:family="text">
      <style:text-properties fo:language="pl" fo:country="PL" fo:font-weight="normal" officeooo:rsid="0001f96f" style:font-weight-asian="normal" style:font-weight-complex="normal"/>
    </style:style>
    <style:style style:name="T5" style:family="text">
      <style:text-properties fo:language="pl" fo:country="PL" fo:font-weight="normal" officeooo:rsid="0001577d" style:font-weight-asian="normal" style:font-weight-complex="normal"/>
    </style:style>
    <style:style style:name="T6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l" fo:country="PL" officeooo:rsid="0001f96f"/>
    </style:style>
    <style:style style:name="T8" style:family="text">
      <style:text-properties fo:color="#1b75bc" fo:language="pl" fo:country="PL"/>
    </style:style>
    <style:style style:name="T9" style:family="text">
      <style:text-properties fo:color="#1b75bc" fo:language="pl" fo:country="PL" officeooo:rsid="0001577d"/>
    </style:style>
    <style:style style:name="T10" style:family="text">
      <style:text-properties fo:color="#1b75bc" fo:language="pl" fo:country="PL" fo:font-weight="normal" style:font-weight-asian="normal" style:font-weight-complex="normal"/>
    </style:style>
    <style:style style:name="T11" style:family="text">
      <style:text-properties fo:color="#1b75bc" fo:language="pl" fo:country="PL" fo:font-weight="normal" officeooo:rsid="0001577d" style:font-weight-asian="normal" style:font-weight-complex="normal"/>
    </style:style>
    <style:style style:name="T12" style:family="text">
      <style:text-properties fo:color="#1b75bc" fo:language="pl" fo:country="PL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8f187c" fo:language="pl" fo:country="PL" fo:font-weight="normal" style:font-weight-asian="normal" style:font-weight-complex="normal"/>
    </style:style>
    <style:style style:name="T14" style:family="text">
      <style:text-properties fo:color="#8f187c" fo:language="pl" fo:country="PL" fo:font-weight="normal" officeooo:rsid="0001f96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8in" fo:text-indent="-0.25in" fo:margin-left="3.2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34in" fo:text-indent="-0.25in" fo:margin-left="0.0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8in" fo:text-indent="-0.25in" fo:margin-left="3.0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8in" fo:text-indent="-0.25in" fo:margin-left="3.298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is struktury programu</text:p>
      <text:p text:style-name="P10"><text:span text:style-name="T1"/></text:p>
      <text:p text:style-name="P5"><text:span text:style-name="T1">io – moduł obsługujący całe wejście/wyjście. </text:span></text:p>
      <text:p text:style-name="P11"><text:span text:style-name="T1"><text:tab/></text:span><text:span text:style-name="T4">Zawiera funkcje:</text:span></text:p>
      <text:p text:style-name="P9"><text:span text:style-name="T1"><text:tab/><text:tab/></text:span><text:span text:style-name="T9">image s</text:span><text:span text:style-name="T8">canAlphabet()</text:span><text:span text:style-name="T1"> - </text:span><text:span text:style-name="T7">wczytuje </text:span><text:span text:style-name="T1">alfabet z katalogu ./alphabet/ do programu</text:span></text:p>
      <text:p text:style-name="P9"><text:span text:style-name="T1">zwracająca obiekt typu image</text:span></text:p>
      <text:p text:style-name="P9"><text:span text:style-name="T1"/></text:p>
      <text:p text:style-name="P9"><text:span text:style-name="T1"><text:tab/><text:tab/></text:span><text:span text:style-name="T9">void </text:span><text:span text:style-name="T8">printTypeExpression() -</text:span><text:span text:style-name="T1"> </text:span><text:span text:style-name="T7">drukuje </text:span><text:span text:style-name="T1">zapytanie o wyrażenie matematyczne</text:span></text:p>
      <text:p text:style-name="P9"><text:span text:style-name="T1"/></text:p>
      <text:p text:style-name="P9"><text:span text:style-name="T1"><text:tab/><text:tab/></text:span><text:span text:style-name="T9">void </text:span><text:span text:style-name="T8">printGettingStarted() </text:span><text:span text:style-name="T1">- </text:span><text:span text:style-name="T7">drukuje </text:span><text:span text:style-name="T1">krótki opis programu po jego uruchomieniu</text:span></text:p>
      <text:p text:style-name="P9"><text:span text:style-name="T1"/></text:p>
      <text:p text:style-name="P9"><text:span text:style-name="T1"><text:tab/><text:tab/></text:span><text:span text:style-name="T9">bool </text:span><text:span text:style-name="T8">scanExpression(char *expression)</text:span><text:span text:style-name="T1"> – </text:span><text:span text:style-name="T7">wczytuje </text:span><text:span text:style-name="T1">wyrażenie; zwraca false przy błędzie</text:span></text:p>
      <text:p text:style-name="P9"><text:span text:style-name="T1"/></text:p>
      <text:p text:style-name="P9"><text:span text:style-name="T1"><text:tab/><text:tab/></text:span><text:span text:style-name="T9">void </text:span><text:span text:style-name="T8">printQuestionForPath()</text:span><text:span text:style-name="T1"> - </text:span><text:span text:style-name="T7">drukuje </text:span><text:span text:style-name="T1">zapytanie o ścieżkę do zapisu obrazka</text:span></text:p>
      <text:p text:style-name="P9"><text:span text:style-name="T1"/></text:p>
      <text:p text:style-name="P9"><text:span text:style-name="T1"><text:tab/><text:tab/></text:span><text:span text:style-name="T9">bool </text:span><text:span text:style-name="T8">scanpath(char *path)</text:span><text:span text:style-name="T1"> – </text:span><text:span text:style-name="T7">wczytuje </text:span><text:span text:style-name="T1">ścieżkę zapisy obrazka; zwraca false przy błędzie</text:span></text:p>
      <text:p text:style-name="P9"><text:span text:style-name="T1"/></text:p>
      <text:p text:style-name="P9"><text:span text:style-name="T1"><text:tab/><text:tab/></text:span><text:span text:style-name="T9">void </text:span><text:span text:style-name="T8">printDoneAndQuestionForAgain()</text:span><text:span text:style-name="T1"> - </text:span><text:span text:style-name="T7">drukuje </text:span><text:span text:style-name="T2">komunikat o sukcesie wydruku obraka i zapytanie, czy drukować kolejne wyrażenie</text:span></text:p>
      <text:p text:style-name="P9"><text:span text:style-name="T2"/></text:p>
      <text:p text:style-name="P9"><text:span text:style-name="T2"><text:tab/><text:tab/></text:span><text:span text:style-name="T9">bool scanIfAgain() </text:span><text:span text:style-name="T2">- </text:span><text:span text:style-name="T7">sprawdza</text:span><text:span text:style-name="T2">, czy drukować kolejny obrazek lub zakończyć</text:span></text:p>
      <text:p text:style-name="P9"><text:span text:style-name="T2"/></text:p>
      <text:p text:style-name="P12"><text:span text:style-name="T2"><text:tab/><text:tab/></text:span><text:span text:style-name="T9">void zprintImage(image bitmap, const char *path)</text:span><text:span text:style-name="T2"> – </text:span><text:span text:style-name="T7">drukuje </text:span><text:span text:style-name="T2">obrazek </text:span><text:span text:style-name="T7">do pliku</text:span></text:p>
      <text:p text:style-name="P5"><text:span text:style-name="T2"/></text:p>
      <text:p text:style-name="P6"><text:span text:style-name="T1">utilities – moduł obsługujący przydatne funkcje niezwiązane konkretnie z innymi modułami</text:span></text:p>
      <text:p text:style-name="P6"><text:span text:style-name="T1"><text:tab/></text:span><text:span text:style-name="T6">Zawiera definicje:</text:span></text:p>
      <text:list xml:id="list3352490728" text:style-name="L4">
        <text:list-item>
          <text:p text:style-name="P1"><text:span text:style-name="T13">STRING_SIZE</text:span><text:span text:style-name="T3"> – maksymalna długość ciągów znaków w programie</text:span></text:p>
        </text:list-item>
        <text:list-item>
          <text:p text:style-name="P1"><text:span text:style-name="T3"><text:tab/><text:tab/></text:span><text:span text:style-name="T14">RED, GREEN, YELLOW, MAGENTA, CYAN, WHITE, BLUE, RESET </text:span><text:span text:style-name="T4">- </text:span><text:span text:style-name="T3">definicje kolorów używanych przy wypisywaniu funkcją printf()</text:span></text:p>
        </text:list-item>
      </text:list>
      <text:p text:style-name="P6"><text:span text:style-name="T3"/></text:p>
      <text:p text:style-name="P7"><text:span text:style-name="T3"><text:tab/></text:span><text:span text:style-name="T6">Zawiera funkcje</text:span></text:p>
      <text:list xml:id="list3869562902" text:style-name="L3">
        <text:list-item>
          <text:p text:style-name="P3"><text:span text:style-name="T11">void appendString(char *s,char c)</text:span><text:span text:style-name="T5"> – konkatenuje ciąg s ze znakiem c</text:span></text:p>
        </text:list-item>
      </text:list>
      <text:list xml:id="list3177450416" text:style-name="L2">
        <text:list-item>
          <text:p text:style-name="P2"><text:span text:style-name="T11">bool isStringEmpty(char *s)</text:span><text:span text:style-name="T5"> – sprawdzająca, czy ciąg znaków jest pusty</text:span></text:p>
        </text:list-item>
        <text:list-item>
          <text:p text:style-name="P2"><text:span text:style-name="T11">void clearString(char *s) </text:span><text:span text:style-name="T5">– ustawia ciąg znaków na pusty</text:span></text:p>
        </text:list-item>
        <text:list-item>
          <text:p text:style-name="P2"><text:span text:style-name="T11">int maxInt(int a, int b) </text:span><text:span text:style-name="T5">– zwraca maximum z a,b</text:span></text:p>
        </text:list-item>
        <text:list-item>
          <text:p text:style-name="P2"><text:span text:style-name="T11">int minInt(int a,int b)</text:span><text:span text:style-name="T5"> – zwraca minimum z a,b</text:span></text:p>
        </text:list-item>
        <text:list-item>
          <text:p text:style-name="P2"><text:span text:style-name="T11">void clearStdin() </text:span><text:span text:style-name="T5">– ignoruje strumień wejścia do następnego ‘\n’ lub EOF</text:span></text:p>
        </text:list-item>
        <text:list-item>
          <text:p text:style-name="P2"><text:span text:style-name="T11">bool doesFileExist(char *filename)</text:span><text:span text:style-name="T5"> – sprawdza czy plik istnieje</text:span></text:p>
        </text:list-item>
      </text:list>
      <text:p text:style-name="P6"><text:span text:style-name="T3"/></text:p>
      <text:p text:style-name="P6"><text:span text:style-name="T3"><text:tab/></text:span></text:p>
      <text:p text:style-name="P8"><text:span text:style-name="T1">tree – moduł obsługujący operacje na wyrażeniach w postaci ciągów znaków infix/ONP oraz drzew</text:span></text:p>
      <text:p text:style-name="P8"><text:span text:style-name="T1"><text:tab/></text:span><text:span text:style-name="T6">Zawiera definicje:</text:span></text:p>
      <text:p text:style-name="P6"><text:span text:style-name="T1"><text:tab/><text:tab/></text:span><text:span text:style-name="T4">OPERATOR – string jest operatorem</text:span></text:p>
      <text:p text:style-name="P6"><text:span text:style-name="T4"><text:tab/><text:tab/>EXPRESSION – string jest wyrażeniem</text:span></text:p>
      <text:p text:style-name="P13"><text:span text:style-name="T4"><text:tab/> RPN_ARRAY_SIZE – maksymalna wielkość tablicy ONP</text:span></text:p>
      <text:p text:style-name="P13"><text:span text:style-name="T4"><text:tab/>RIGHT_ASSOCIATIVITY – łączność w prawo</text:span></text:p>
      <text:p text:style-name="P13"><text:span text:style-name="T4"><text:tab/>LEFT_ASSOCIATIVITY – łącność w lewo</text:span></text:p>
      <text:p text:style-name="P13"><text:span text:style-name="T4"><text:tab/>FUNCTION – operator jest funkcją</text:span></text:p>
      <text:p text:style-name="P14"><text:span text:style-name="T4">u</text:span><text:span text:style-name="T3">nit</text:span></text:p>
      <text:p text:style-name="P6"><text:span text:style-name="T3"/></text:p>
      <text:p text:style-name="P6"><text:span text:style-name="T3"><text:s/></text:span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1:14:36.358029704</meta:creation-date>
    <dc:date>2019-01-30T11:50:18.812554814</dc:date>
    <meta:editing-duration>PT2M11S</meta:editing-duration>
    <meta:editing-cycles>1</meta:editing-cycles>
    <meta:document-statistic meta:table-count="0" meta:image-count="0" meta:object-count="0" meta:page-count="1" meta:paragraph-count="36" meta:word-count="255" meta:character-count="1951" meta:non-whitespace-character-count="1683"/>
    <meta:generator>LibreOffice/6.0.7.3$Linux_X86_64 LibreOffice_project/00m0$Build-3</meta:generator>
  </office:meta>
</office:document-meta>
</file>